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Table_20_Contents">
      <style:text-properties style:font-name="Liberation Sans" fo:font-size="10pt" fo:font-style="italic" style:font-size-asian="8.75pt" style:font-style-asian="italic" style:font-size-complex="10pt" style:font-style-complex="italic"/>
    </style:style>
    <style:style style:name="P2" style:family="paragraph" style:parent-style-name="Table_20_Contents">
      <style:paragraph-properties fo:text-align="end" style:justify-single-word="false"/>
      <style:text-properties style:font-name="Liberation Sans" fo:font-size="10pt" style:font-size-asian="8.75pt" style:font-size-complex="10pt"/>
    </style:style>
    <style:style style:name="P3"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5" style:family="paragraph" style:parent-style-name="Standard">
      <style:paragraph-properties fo:text-align="center" style:justify-single-word="false"/>
      <style:text-properties fo:color="#000000" style:font-name="Liberation Sans" fo:font-size="15pt" fo:font-style="italic" fo:font-weight="bold" style:font-size-asian="15pt" style:font-style-asian="italic" style:font-weight-asian="bold" style:font-size-complex="15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weight="bold" fo:background-color="transparent" style:font-weight-asian="bold" style:font-weight-complex="bold"/>
    </style:style>
    <style:style style:name="P7" style:family="paragraph" style:parent-style-name="Standard">
      <style:text-properties fo:color="#000000" style:font-name="Liberation Sans" fo:background-color="#ffff00"/>
    </style:style>
    <style:style style:name="P8" style:family="paragraph" style:parent-style-name="Standard" style:list-style-name="L1">
      <style:paragraph-properties fo:text-align="justify" style:justify-single-word="false"/>
      <style:text-properties fo:color="#000000" style:font-name="Liberation Sans" fo:font-weight="normal" fo:background-color="transparent" style:font-weight-asian="normal" style:font-weight-complex="normal"/>
    </style:style>
    <style:style style:name="P9"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10" style:family="paragraph" style:parent-style-name="Standard">
      <style:paragraph-properties fo:text-align="justify" style:justify-single-word="false"/>
      <style:text-properties fo:color="#000000" style:font-name="Liberation Sans" fo:font-weight="bold" fo:background-color="#ffff00" style:font-weight-asian="bold" style:font-weight-complex="bold"/>
    </style:style>
    <style:style style:name="P11" style:family="paragraph" style:parent-style-name="Standard">
      <style:paragraph-properties fo:line-height="150%" fo:text-align="justify" style:justify-single-word="false"/>
      <style:text-properties fo:color="#000000" style:font-name="Liberation Sans" fo:background-color="transparent"/>
    </style:style>
    <style:style style:name="P12"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abomber y la lucha contra las maquinas</text:p>
      <text:p text:style-name="P3">por, Guillermo Lengemann</text:p>
      <text:p text:style-name="P4"/>
      <text:p text:style-name="P4">Caracas, 18 de Enero de 2013</text:p>
      <text:p text:style-name="P9">Seminario de Historia de la Filosofía: <text:span text:style-name="T1">La sin razón en el siglo XX II</text:span></text:p>
      <text:p text:style-name="P9"><text:span text:style-name="T1">Trabajo Final</text:span></text:p>
      <text:p text:style-name="P7"/>
      <text:p text:style-name="P10">Unabomber asegura en el párrafo XX que el sistema crea fidelidad al sistema antes que <text:s/>grupos mas pequeños como la familia, su hermano al reconocer las sus ideas en el manifiesto fue quien aviso a la policía. </text:p>
      <text:p text:style-name="P11"/>
      <text:p text:style-name="P11"><text:tab/>El concepto de progreso esta estrechamente relacionado con la técnica y su desarrollo, una explosión técnica dio paso a la sociedad industrial y a la razón instrumental. El concepto de progreso esta separado de la concepción del pecado original y <text:span text:style-name="T2">la caída del hombre,</text:span><text:span text:style-name="T3"> a partir de la </text:span><text:span text:style-name="T2">caída del hombre</text:span><text:span text:style-name="T3"> por el pecado original el desarrollo de la humanidad es un degenerar. El progreso por el contrario propone la superación y mejora de la situación humana, una paso del estado salvaje o silvestre o un estado de comodidad ofrecido especialmente por el desarrollo técnico. </text:span></text:p>
      <text:p text:style-name="P11"><text:span text:style-name="T3"/></text:p>
      <text:p text:style-name="P11"><text:span text:style-name="T3"><text:tab/>La historia denomina </text:span><text:span text:style-name="T2">Revolución Industrial</text:span><text:span text:style-name="T3"> a un período que comprende los siglos XVIII hasta los principios del siglo XIX, este período se distingue con el anterior por el reemplazo del trabajo manual por la maquina, se desarrolla especialmente la industria y la manufactura. El siglo XVIII es también conocido como </text:span><text:span text:style-name="T2">el siglo de las luces</text:span><text:span text:style-name="T3">, a finales del siglo XVII comienza el desarrollo de un movimiento cultural e intelectual que se conoce como la </text:span><text:span text:style-name="T2">Ilustración, </text:span><text:span text:style-name="T3">este movimiento se propone dar luces a la humanidad por medio de la razón.</text:span></text:p>
      <text:p text:style-name="P11"><text:span text:style-name="T3"><text:tab/></text:span></text:p>
      <text:p text:style-name="P11"><text:span text:style-name="T3"><text:tab/>La Revolución Industrial que se inicia en el siglo XVII tiene su lectura desde la sociológica como </text:span><text:span text:style-name="T2">Sociedad Industrial </text:span><text:span text:style-name="T3">que es seguida por una S</text:span><text:span text:style-name="T2">ociedad Postindustrial </text:span><text:span text:style-name="T3">y antecedida por una </text:span><text:span text:style-name="T2">Sociedad Preindustrial</text:span><text:span text:style-name="T3">. Entre las características de las </text:span><text:span text:style-name="T2">Sociedad Industrial</text:span><text:span text:style-name="T3"> están los objetivos siempre pensando en la industria como organizar el trabajo para conseguir la máximo productividad, objetivo que decanta en la división del trabajo propios del </text:span><text:span text:style-name="T2">Taylorismo y</text:span><text:span text:style-name="T3"> </text:span><text:span text:style-name="T2">el Fordismo. </text:span><text:span text:style-name="T3">El reemplazo de la mano de obra por la máquina, el desarrollo de la maquina por acción del desarrollo técnico. El paso de la </text:span><text:span text:style-name="T2">Sociedad Preindustrial</text:span><text:span text:style-name="T3"> a la </text:span><text:span text:style-name="T2">Sociedad Indistrial</text:span><text:span text:style-name="T3"> y llegar a la </text:span><text:span text:style-name="T2">Sociedad Postindustrial </text:span><text:span text:style-name="T3">es visto como un progreso para la </text:span><text:soft-page-break/><text:span text:style-name="T3">sociedad industrial.</text:span></text:p>
      <text:p text:style-name="P6">Bibliografía</text:p>
      <text:p text:style-name="P6"/>
      <text:list xml:id="list21525606651" text:style-name="L1">
        <text:list-item>
          <text:p text:style-name="P8">The Net – The Unabomber <text:a xlink:type="simple" xlink:href="http://youtu.be/doQAwLb-DEE">http://youtu.be/doQAwLb-DEE</text:a></text:p>
        </text:list-item>
        <text:list-item>
          <text:p text:style-name="P8">das netz <text:a xlink:type="simple" xlink:href="http://www.t-h-e-n-e-t.com/">http://www.t-h-e-n-e-t.com/</text:a></text:p>
        </text:list-item>
        <text:list-item>
          <text:p text:style-name="P12">Touraine, A. (1992). Crítica a la Modernidad. Fondo de Cultura Económic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Light" style:font-size-asian="24pt" style:font-weight-asian="bold" style:font-name-complex="FreeSans" style:font-size-complex="24pt"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text-properties style:font-name="Liberation Sans1"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Table_20_Contents">
      <style:text-properties style:font-name="Liberation Sans" fo:font-size="10pt" fo:font-style="italic" style:font-size-asian="8.75pt" style:font-style-asian="italic" style:font-size-complex="10pt" style:font-style-complex="italic"/>
    </style:style>
    <style:style style:name="MP2" style:family="paragraph" style:parent-style-name="Table_20_Contents">
      <style:paragraph-properties fo:text-align="end" style:justify-single-word="false"/>
      <style:text-properties style:font-name="Liberation Sans" fo:font-size="10pt" style:font-size-asian="8.75pt" style:font-size-complex="10pt"/>
    </style:style>
    <style:page-layout style:name="Mpm1">
      <style:page-layout-properties fo:page-width="21.59cm" fo:page-height="27.94cm" style:num-format="1" style:print-orientation="portrait" fo:margin-top="2cm" fo:margin-bottom="1.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a1" table:style-name="Tabla1">
          <table:table-column table:style-name="Tabla1.A"/>
          <table:table-column table:style-name="Tabla1.B"/>
          <table:table-row>
            <table:table-cell table:style-name="Tabla1.A1" office:value-type="string">
              <text:p text:style-name="MP1">Kamikazes de la moral</text:p>
            </table:table-cell>
            <table:table-cell table:style-name="Tabla1.A1" office:value-type="string">
              <text:p text:style-name="MP2"><text:page-number text:select-page="current">2</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9T15:07:18</meta:creation-date>
    <dc:date>2013-01-11T13:04:25</dc:date>
    <meta:editing-duration>P5DT20H18M52S</meta:editing-duration>
    <meta:editing-cycles>99</meta:editing-cycles>
    <meta:generator>LibreOffice/3.5$Linux_X86_64 LibreOffice_project/350m1$Build-2</meta:generator>
    <meta:document-statistic meta:table-count="1" meta:image-count="0" meta:object-count="0" meta:page-count="2" meta:paragraph-count="16" meta:word-count="397" meta:character-count="2423" meta:non-whitespace-character-count="2037"/>
  </office:meta>
</office:document-meta>
</file>